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2" svg:font-family="FreeSans" style:font-family-generic="swiss"/>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17.806cm" table:align="margins"/>
    </style:style>
    <style:style style:name="Table1.A" style:family="table-column">
      <style:table-column-properties style:column-width="1.617cm" style:rel-column-width="917*"/>
    </style:style>
    <style:style style:name="Table1.B" style:family="table-column">
      <style:table-column-properties style:column-width="1.619cm" style:rel-column-width="918*"/>
    </style:style>
    <style:style style:name="Table1.A1" style:family="table-cell">
      <style:table-cell-properties fo:background-color="#ff3300" fo:padding="0.097cm" fo:border-left="0.05pt solid #000000" fo:border-right="none" fo:border-top="0.05pt solid #000000" fo:border-bottom="0.05pt solid #000000">
        <style:background-image/>
      </style:table-cell-properties>
    </style:style>
    <style:style style:name="Table1.K1" style:family="table-cell">
      <style:table-cell-properties fo:background-color="#ff3300" fo:padding="0.097cm" fo:border="0.05pt solid #000000">
        <style:background-image/>
      </style:table-cell-properties>
    </style:style>
    <style:style style:name="Table1.A2" style:family="table-cell">
      <style:table-cell-properties fo:background-color="#ffff00" fo:padding="0.097cm" fo:border-left="0.05pt solid #000000" fo:border-right="none" fo:border-top="none" fo:border-bottom="0.05pt solid #000000">
        <style:background-image/>
      </style:table-cell-properties>
    </style:style>
    <style:style style:name="Table1.C2" style:family="table-cell">
      <style:table-cell-properties fo:background-color="#ccff66" fo:padding="0.097cm" fo:border-left="0.05pt solid #000000" fo:border-right="none" fo:border-top="none" fo:border-bottom="0.05pt solid #000000">
        <style:background-image/>
      </style:table-cell-properties>
    </style:style>
    <style:style style:name="Table1.H2" style:family="table-cell">
      <style:table-cell-properties fo:background-color="#00cc33" fo:padding="0.097cm" fo:border-left="0.05pt solid #000000" fo:border-right="none" fo:border-top="none" fo:border-bottom="0.05pt solid #000000">
        <style:background-image/>
      </style:table-cell-properties>
    </style:style>
    <style:style style:name="Table1.J2" style:family="table-cell">
      <style:table-cell-properties fo:background-color="#99ffff" fo:padding="0.097cm" fo:border-left="0.05pt solid #000000" fo:border-right="none" fo:border-top="none" fo:border-bottom="0.05pt solid #000000">
        <style:background-image/>
      </style:table-cell-properties>
    </style:style>
    <style:style style:name="Table1.K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1.J4"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1.K6" style:family="table-cell">
      <style:table-cell-properties fo:background-color="#ccff66" fo:padding="0.097cm" fo:border-left="0.05pt solid #000000" fo:border-right="0.05pt solid #000000" fo:border-top="none" fo:border-bottom="0.05pt solid #000000">
        <style:background-image/>
      </style:table-cell-properties>
    </style:style>
    <style:style style:name="Table1.K12" style:family="table-cell">
      <style:table-cell-properties fo:background-color="#ffff00" fo:padding="0.097cm" fo:border="0.05pt solid #000000">
        <style:background-image/>
      </style:table-cell-properties>
    </style:style>
    <style:style style:name="Table1.K13" style:family="table-cell">
      <style:table-cell-properties fo:background-color="#ffff00"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font-name="Ubuntu" officeooo:rsid="002378e0" officeooo:paragraph-rsid="002378e0"/>
    </style:style>
    <style:style style:name="P2" style:family="paragraph" style:parent-style-name="Standard">
      <style:paragraph-properties fo:text-align="start" style:justify-single-word="false"/>
      <style:text-properties style:font-name="Ubuntu" fo:font-size="12pt" officeooo:rsid="0015801c" officeooo:paragraph-rsid="0018bef7" style:font-size-asian="12pt" style:font-size-complex="12pt"/>
    </style:style>
    <style:style style:name="P3" style:family="paragraph" style:parent-style-name="Standard">
      <style:paragraph-properties fo:text-align="start" style:justify-single-word="false"/>
      <style:text-properties style:font-name="Ubuntu" fo:font-size="12pt" officeooo:rsid="0027916f" officeooo:paragraph-rsid="0027916f" style:font-size-asian="14pt" style:font-size-complex="14pt"/>
    </style:style>
    <style:style style:name="P4" style:family="paragraph" style:parent-style-name="Standard">
      <style:paragraph-properties fo:text-align="start" style:justify-single-word="false"/>
      <style:text-properties style:font-name="Ubuntu" fo:font-size="12pt" officeooo:rsid="0027916f" officeooo:paragraph-rsid="0030ba8b" style:font-size-asian="14pt" style:font-size-complex="14pt"/>
    </style:style>
    <style:style style:name="P5" style:family="paragraph" style:parent-style-name="Standard">
      <style:paragraph-properties fo:text-align="start" style:justify-single-word="false"/>
      <style:text-properties style:font-name="Ubuntu" fo:font-size="12pt" officeooo:rsid="0027916f" officeooo:paragraph-rsid="0036c8cc" style:font-size-asian="14pt" style:font-size-complex="14pt"/>
    </style:style>
    <style:style style:name="P6" style:family="paragraph" style:parent-style-name="Standard">
      <style:paragraph-properties fo:text-align="start" style:justify-single-word="false"/>
      <style:text-properties style:font-name="Ubuntu" fo:font-size="12pt" officeooo:rsid="0027916f" officeooo:paragraph-rsid="003958eb" style:font-size-asian="14pt" style:font-size-complex="14pt"/>
    </style:style>
    <style:style style:name="P7" style:family="paragraph" style:parent-style-name="Standard">
      <style:paragraph-properties fo:text-align="start" style:justify-single-word="false"/>
      <style:text-properties style:font-name="Ubuntu" fo:font-size="12pt" officeooo:rsid="0027916f" officeooo:paragraph-rsid="003be35b" style:font-size-asian="14pt" style:font-size-complex="14pt"/>
    </style:style>
    <style:style style:name="P8" style:family="paragraph" style:parent-style-name="Standard">
      <style:paragraph-properties fo:text-align="start" style:justify-single-word="false"/>
      <style:text-properties style:font-name="Ubuntu" fo:font-size="12pt" officeooo:rsid="0030ba8b" officeooo:paragraph-rsid="0030ba8b" style:font-size-asian="14pt" style:font-size-complex="14pt"/>
    </style:style>
    <style:style style:name="P9" style:family="paragraph" style:parent-style-name="Standard">
      <style:paragraph-properties fo:text-align="start" style:justify-single-word="false"/>
      <style:text-properties style:font-name="Ubuntu" fo:font-size="12pt" officeooo:rsid="0030ba8b" officeooo:paragraph-rsid="0033ace0" style:font-size-asian="14pt" style:font-size-complex="14pt"/>
    </style:style>
    <style:style style:name="P10" style:family="paragraph" style:parent-style-name="Standard">
      <style:paragraph-properties fo:text-align="start" style:justify-single-word="false"/>
      <style:text-properties style:font-name="Ubuntu" fo:font-size="12pt" officeooo:rsid="0030ba8b" officeooo:paragraph-rsid="003be35b" style:font-size-asian="14pt" style:font-size-complex="14pt"/>
    </style:style>
    <style:style style:name="P11" style:family="paragraph" style:parent-style-name="Standard">
      <style:paragraph-properties fo:text-align="start" style:justify-single-word="false"/>
      <style:text-properties style:font-name="Ubuntu" fo:font-size="12pt" officeooo:rsid="003958eb" officeooo:paragraph-rsid="003958eb" style:font-size-asian="14pt" style:font-size-complex="14pt"/>
    </style:style>
    <style:style style:name="P12" style:family="paragraph" style:parent-style-name="Standard">
      <style:paragraph-properties fo:text-align="start" style:justify-single-word="false"/>
      <style:text-properties style:font-name="Ubuntu" fo:font-size="12pt" officeooo:rsid="003958eb" officeooo:paragraph-rsid="003be35b" style:font-size-asian="14pt" style:font-size-complex="14pt"/>
    </style:style>
    <style:style style:name="P13" style:family="paragraph" style:parent-style-name="Standard">
      <style:paragraph-properties fo:text-align="start" style:justify-single-word="false"/>
      <style:text-properties style:font-name="Ubuntu" fo:font-size="12pt" officeooo:rsid="003b6b32" officeooo:paragraph-rsid="003b6b32" style:font-size-asian="14pt" style:font-size-complex="14pt"/>
    </style:style>
    <style:style style:name="P14" style:family="paragraph" style:parent-style-name="Standard">
      <style:paragraph-properties fo:text-align="start" style:justify-single-word="false"/>
      <style:text-properties style:font-name="Ubuntu" fo:font-size="12pt" officeooo:rsid="003cc1cb" officeooo:paragraph-rsid="003cc1cb" style:font-size-asian="14pt" style:font-size-complex="14pt"/>
    </style:style>
    <style:style style:name="P15"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30ba8b" officeooo:paragraph-rsid="0033ace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30ba8b" officeooo:paragraph-rsid="003be35b"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2pt" fo:font-style="italic" officeooo:rsid="0030ba8b" officeooo:paragraph-rsid="0030ba8b" style:font-size-asian="14pt" style:font-style-asian="italic" style:font-size-complex="14pt" style:font-style-complex="italic"/>
    </style:style>
    <style:style style:name="P18" style:family="paragraph" style:parent-style-name="Standard">
      <style:paragraph-properties fo:text-align="start" style:justify-single-word="false"/>
      <style:text-properties style:font-name="Ubuntu" officeooo:paragraph-rsid="002378e0"/>
    </style:style>
    <style:style style:name="P19" style:family="paragraph" style:parent-style-name="Standard">
      <style:paragraph-properties fo:text-align="start" style:justify-single-word="false"/>
      <style:text-properties style:font-name="Ubuntu" fo:font-size="16pt" fo:font-weight="bold" officeooo:rsid="0042c2ae" officeooo:paragraph-rsid="0042c2ae" style:font-weight-asian="bold" style:font-weight-complex="bold"/>
    </style:style>
    <style:style style:name="P20" style:family="paragraph" style:parent-style-name="Standard">
      <style:paragraph-properties fo:text-align="center" style:justify-single-word="false"/>
      <style:text-properties style:font-name="Ubuntu" fo:font-size="20pt" fo:font-weight="bold" officeooo:rsid="0015801c" officeooo:paragraph-rsid="0015801c" style:font-size-asian="20pt" style:font-weight-asian="bold" style:font-size-complex="20pt" style:font-weight-complex="bold"/>
    </style:style>
    <style:style style:name="P21" style:family="paragraph" style:parent-style-name="Standard">
      <style:paragraph-properties fo:text-align="start" style:justify-single-word="false"/>
      <style:text-properties style:font-name="Ubuntu" fo:font-size="10pt" officeooo:rsid="0033ace0" officeooo:paragraph-rsid="003cc1cb" style:font-size-asian="14pt" style:font-size-complex="14pt"/>
    </style:style>
    <style:style style:name="P22" style:family="paragraph" style:parent-style-name="Standard">
      <style:paragraph-properties fo:text-align="start" style:justify-single-word="false"/>
      <style:text-properties style:font-name="Ubuntu" fo:font-size="10pt" fo:font-style="italic" officeooo:rsid="0030ba8b" officeooo:paragraph-rsid="0033ace0" style:font-size-asian="14pt" style:font-style-asian="italic" style:font-size-complex="14pt" style:font-style-complex="italic"/>
    </style:style>
    <style:style style:name="P23" style:family="paragraph" style:parent-style-name="Standard">
      <style:paragraph-properties fo:text-align="start" style:justify-single-word="false"/>
      <style:text-properties style:font-name="Ubuntu" fo:font-size="10pt" fo:font-style="italic" officeooo:rsid="0030ba8b" officeooo:paragraph-rsid="0042c2ae" style:font-size-asian="14pt" style:font-style-asian="italic" style:font-size-complex="14pt" style:font-style-complex="italic"/>
    </style:style>
    <style:style style:name="P24" style:family="paragraph" style:parent-style-name="Standard">
      <style:paragraph-properties fo:text-align="start" style:justify-single-word="false"/>
      <style:text-properties style:font-name="Ubuntu" fo:font-size="10pt" fo:font-style="italic" officeooo:rsid="0030ba8b" officeooo:paragraph-rsid="003be35b" style:font-size-asian="14pt" style:font-style-asian="italic" style:font-size-complex="14pt" style:font-style-complex="italic"/>
    </style:style>
    <style:style style:name="P25" style:family="paragraph" style:parent-style-name="Standard">
      <style:paragraph-properties fo:text-align="start" style:justify-single-word="false"/>
      <style:text-properties style:font-name="Ubuntu" fo:font-size="10pt" fo:font-style="italic" officeooo:rsid="0033ace0" officeooo:paragraph-rsid="003cc1cb" style:font-size-asian="14pt" style:font-style-asian="italic" style:font-size-complex="14pt" style:font-style-complex="italic"/>
    </style:style>
    <style:style style:name="P26" style:family="paragraph" style:parent-style-name="Standard">
      <style:paragraph-properties fo:text-align="start" style:justify-single-word="false"/>
      <style:text-properties style:font-name="Ubuntu" officeooo:rsid="0030ba8b" officeooo:paragraph-rsid="0025d002"/>
    </style:style>
    <style:style style:name="P27" style:family="paragraph" style:parent-style-name="Standard">
      <style:paragraph-properties fo:text-align="center" style:justify-single-word="false"/>
      <style:text-properties fo:color="#3465a4" style:text-position="0% 100%" style:font-name="Ubuntu" fo:font-size="14pt" fo:font-style="italic" style:text-underline-style="solid" style:text-underline-width="auto" style:text-underline-color="font-color" fo:font-weight="normal" officeooo:rsid="0047a5fb" officeooo:paragraph-rsid="0047a5fb" style:font-size-asian="14pt" style:font-style-asian="italic" style:font-weight-asian="normal" style:font-size-complex="14pt" style:font-style-complex="italic" style:font-weight-complex="normal"/>
    </style:style>
    <style:style style:name="P28" style:family="paragraph" style:parent-style-name="Standard">
      <style:paragraph-properties fo:text-align="center" style:justify-single-word="false"/>
      <style:text-properties fo:color="#004586" style:font-name="Ubuntu" fo:font-size="20pt" style:text-underline-style="solid" style:text-underline-width="auto" style:text-underline-color="font-color" fo:font-weight="bold" officeooo:paragraph-rsid="0015801c" style:font-size-asian="20pt" style:font-weight-asian="bold" style:font-size-complex="20pt" style:font-weight-complex="bold"/>
    </style:style>
    <style:style style:name="P29" style:family="paragraph" style:parent-style-name="Standard">
      <style:paragraph-properties fo:text-align="start" style:justify-single-word="false"/>
      <style:text-properties fo:color="#004586" style:font-name="Ubuntu" fo:font-size="20pt" style:text-underline-style="solid" style:text-underline-width="auto" style:text-underline-color="font-color" fo:font-weight="bold" officeooo:rsid="0042c2ae" officeooo:paragraph-rsid="0042c2ae" style:font-size-asian="14pt" style:font-weight-asian="bold" style:font-size-complex="14pt" style:font-weight-complex="bold"/>
    </style:style>
    <style:style style:name="P30" style:family="paragraph" style:parent-style-name="Standard">
      <style:paragraph-properties fo:text-align="start" style:justify-single-word="false"/>
      <style:text-properties fo:color="#004586" style:font-name="Ubuntu" fo:font-size="20pt" style:text-underline-style="solid" style:text-underline-width="auto" style:text-underline-color="font-color" fo:font-weight="bold" officeooo:rsid="0042c2ae" officeooo:paragraph-rsid="0044d938" style:font-size-asian="14pt" style:font-weight-asian="bold" style:font-size-complex="14pt" style:font-weight-complex="bold"/>
    </style:style>
    <style:style style:name="P31" style:family="paragraph" style:parent-style-name="Standard">
      <style:paragraph-properties fo:text-align="start" style:justify-single-word="false"/>
      <style:text-properties fo:color="#004586" style:font-name="Ubuntu" fo:font-size="20pt" style:text-underline-style="solid" style:text-underline-width="auto" style:text-underline-color="font-color" fo:font-weight="bold" officeooo:rsid="0044d938" officeooo:paragraph-rsid="0044d938" style:font-size-asian="14pt" style:font-weight-asian="bold" style:font-size-complex="14pt" style:font-weight-complex="bold"/>
    </style:style>
    <style:style style:name="P32" style:family="paragraph" style:parent-style-name="Standard">
      <style:paragraph-properties fo:text-align="start" style:justify-single-word="false"/>
      <style:text-properties fo:color="#004586" style:font-name="Ubuntu" fo:font-size="20pt" fo:font-weight="bold" officeooo:rsid="0042c2ae" officeooo:paragraph-rsid="0042c2ae" style:font-size-asian="20pt" style:font-weight-asian="bold" style:font-size-complex="20pt" style:font-weight-complex="bold"/>
    </style:style>
    <style:style style:name="P33" style:family="paragraph" style:parent-style-name="Standard">
      <style:paragraph-properties fo:text-align="start" style:justify-single-word="false"/>
      <style:text-properties fo:color="#004586" style:font-name="Ubuntu" fo:font-size="20pt" officeooo:rsid="0042c2ae" officeooo:paragraph-rsid="0042c2ae" style:font-size-asian="20pt" style:font-size-complex="20pt"/>
    </style:style>
    <style:style style:name="P34" style:family="paragraph" style:parent-style-name="Standard">
      <style:paragraph-properties fo:text-align="center" style:justify-single-word="false"/>
      <style:text-properties fo:color="#004586" style:font-name="Ubuntu" fo:font-size="14pt" fo:font-style="italic" style:text-underline-style="none" fo:font-weight="bold" officeooo:rsid="0048ce1d" officeooo:paragraph-rsid="0048ce1d" style:font-size-asian="20pt" style:font-style-asian="italic" style:font-weight-asian="bold" style:font-size-complex="20pt" style:font-style-complex="italic" style:font-weight-complex="bold"/>
    </style:style>
    <style:style style:name="P35"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bold" officeooo:rsid="00446ce7" officeooo:paragraph-rsid="00446ce7" style:font-size-asian="14pt" style:font-weight-asian="bold" style:font-size-complex="14pt" style:font-weight-complex="bold"/>
    </style:style>
    <style:style style:name="P36"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bold" officeooo:rsid="00446ce7" officeooo:paragraph-rsid="0044d938"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bold" officeooo:rsid="0044d938" officeooo:paragraph-rsid="0044d938" style:font-size-asian="14pt" style:font-weight-asian="bold" style:font-size-complex="14pt" style:font-weight-complex="bold"/>
    </style:style>
    <style:style style:name="P38"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bold" officeooo:rsid="00456c64" officeooo:paragraph-rsid="00456c64" style:font-size-asian="14pt" style:font-weight-asian="bold" style:font-size-complex="14pt" style:font-weight-complex="bold"/>
    </style:style>
    <style:style style:name="P39"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bold" officeooo:rsid="0046bda0" officeooo:paragraph-rsid="0046bda0" style:font-size-asian="14pt" style:font-weight-asian="bold" style:font-size-complex="14pt" style:font-weight-complex="bold"/>
    </style:style>
    <style:style style:name="P40"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bold" officeooo:rsid="0047a5fb" officeooo:paragraph-rsid="0047a5fb" style:font-size-asian="14pt" style:font-weight-asian="bold" style:font-size-complex="14pt" style:font-weight-complex="bold"/>
    </style:style>
    <style:style style:name="P41"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normal" officeooo:rsid="00446ce7" officeooo:paragraph-rsid="00446ce7"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normal" officeooo:rsid="0047a5fb" officeooo:paragraph-rsid="0047a5fb"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color="#000000" style:text-position="0% 100%" style:font-name="Ubuntu" fo:font-size="14pt" style:text-underline-style="solid" style:text-underline-width="auto" style:text-underline-color="font-color" fo:font-weight="normal" officeooo:rsid="0047a5fb" officeooo:paragraph-rsid="0047a5fb"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000000" style:text-position="0% 100%" style:font-name="Ubuntu" fo:font-size="14pt" style:text-underline-style="solid" style:text-underline-width="auto" style:text-underline-color="font-color" fo:font-weight="bold" officeooo:rsid="0047a5fb" officeooo:paragraph-rsid="0047a5fb"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Ubuntu" fo:font-size="14pt" fo:font-weight="bold" officeooo:rsid="00224c63" officeooo:paragraph-rsid="00224c63"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Ubuntu" officeooo:rsid="00224c63" officeooo:paragraph-rsid="00224c63"/>
    </style:style>
    <style:style style:name="P47" style:family="paragraph" style:parent-style-name="Table_20_Contents">
      <style:paragraph-properties fo:text-align="center" style:justify-single-word="false"/>
      <style:text-properties style:font-name="Ubuntu"/>
    </style:style>
    <style:style style:name="T1" style:family="text">
      <style:text-properties fo:font-size="14pt" officeooo:rsid="001e0a7b"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officeooo:rsid="0042c2ae" style:font-weight-asian="bold" style:font-weight-complex="bold"/>
    </style:style>
    <style:style style:name="T4" style:family="text">
      <style:text-properties fo:font-size="14pt" style:text-underline-style="none" officeooo:rsid="0042c2ae"/>
    </style:style>
    <style:style style:name="T5" style:family="text">
      <style:text-properties officeooo:rsid="0018bef7"/>
    </style:style>
    <style:style style:name="T6" style:family="text">
      <style:text-properties fo:font-size="12pt" style:text-underline-style="solid" style:text-underline-width="auto" style:text-underline-color="font-color" officeooo:rsid="002b5fd9" style:font-size-asian="14pt" style:font-size-complex="14pt"/>
    </style:style>
    <style:style style:name="T7" style:family="text">
      <style:text-properties fo:font-size="12pt" style:text-underline-style="solid" style:text-underline-width="auto" style:text-underline-color="font-color" officeooo:rsid="0030ba8b" style:font-size-asian="14pt" style:font-size-complex="14pt"/>
    </style:style>
    <style:style style:name="T8" style:family="text">
      <style:text-properties fo:font-size="12pt" style:text-underline-style="solid" style:text-underline-width="auto" style:text-underline-color="font-color" officeooo:rsid="0033ace0" style:font-size-asian="14pt" style:font-size-complex="14pt"/>
    </style:style>
    <style:style style:name="T9" style:family="text">
      <style:text-properties fo:font-size="12pt" style:text-underline-style="none"/>
    </style:style>
    <style:style style:name="T10" style:family="text">
      <style:text-properties fo:font-size="12pt" style:text-underline-style="none" officeooo:rsid="0046bda0"/>
    </style:style>
    <style:style style:name="T11" style:family="text">
      <style:text-properties fo:font-size="12pt" style:text-underline-style="none" fo:font-weight="normal" style:font-weight-asian="normal" style:font-weight-complex="normal"/>
    </style:style>
    <style:style style:name="T12" style:family="text">
      <style:text-properties fo:font-size="12pt" style:text-underline-style="none" fo:font-weight="normal" officeooo:rsid="0046bda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54039" style:font-weight-asian="bold" style:font-weight-complex="bold"/>
    </style:style>
    <style:style style:name="T15" style:family="text">
      <style:text-properties fo:font-weight="bold" officeooo:rsid="003ad1d7" style:font-weight-asian="bold" style:font-weight-complex="bold"/>
    </style:style>
    <style:style style:name="T16" style:family="text">
      <style:text-properties fo:font-weight="bold" officeooo:rsid="003ad7e7" style:font-weight-asian="bold" style:font-weight-complex="bold"/>
    </style:style>
    <style:style style:name="T17" style:family="text">
      <style:text-properties fo:font-weight="bold" officeooo:rsid="003b6b32" style:font-weight-asian="bold" style:font-weight-complex="bold"/>
    </style:style>
    <style:style style:name="T18" style:family="text">
      <style:text-properties fo:font-weight="bold" officeooo:rsid="0040ea30" style:font-weight-asian="bold" style:font-weight-complex="bold"/>
    </style:style>
    <style:style style:name="T19" style:family="text">
      <style:text-properties officeooo:rsid="002378e0"/>
    </style:style>
    <style:style style:name="T20" style:family="text">
      <style:text-properties officeooo:rsid="00254039"/>
    </style:style>
    <style:style style:name="T21" style:family="text">
      <style:text-properties fo:font-weight="normal" style:font-weight-asian="normal" style:font-weight-complex="normal"/>
    </style:style>
    <style:style style:name="T22" style:family="text">
      <style:text-properties fo:font-weight="normal" officeooo:rsid="0028be7d" style:font-weight-asian="normal" style:font-weight-complex="normal"/>
    </style:style>
    <style:style style:name="T23" style:family="text">
      <style:text-properties fo:font-weight="normal" officeooo:rsid="002b5fd9" style:font-weight-asian="normal" style:font-weight-complex="normal"/>
    </style:style>
    <style:style style:name="T24" style:family="text">
      <style:text-properties fo:font-weight="normal" officeooo:rsid="0030ba8b" style:font-weight-asian="normal" style:font-weight-complex="normal"/>
    </style:style>
    <style:style style:name="T25" style:family="text">
      <style:text-properties fo:font-weight="normal" officeooo:rsid="0033ace0" style:font-weight-asian="normal" style:font-weight-complex="normal"/>
    </style:style>
    <style:style style:name="T26" style:family="text">
      <style:text-properties fo:font-weight="normal" officeooo:rsid="00357e87" style:font-weight-asian="normal" style:font-weight-complex="normal"/>
    </style:style>
    <style:style style:name="T27" style:family="text">
      <style:text-properties fo:font-weight="normal" officeooo:rsid="003ad7e7" style:font-weight-asian="normal" style:font-weight-complex="normal"/>
    </style:style>
    <style:style style:name="T28" style:family="text">
      <style:text-properties fo:font-weight="normal" officeooo:rsid="003cc1cb" style:font-weight-asian="normal" style:font-weight-complex="normal"/>
    </style:style>
    <style:style style:name="T29" style:family="text">
      <style:text-properties fo:font-weight="normal" officeooo:rsid="0040ea30" style:font-weight-asian="normal" style:font-weight-complex="normal"/>
    </style:style>
    <style:style style:name="T30" style:family="text">
      <style:text-properties fo:font-weight="normal" officeooo:rsid="0042c2ae" style:font-weight-asian="normal" style:font-weight-complex="normal"/>
    </style:style>
    <style:style style:name="T31" style:family="text">
      <style:text-properties style:text-position="super 58%" fo:font-weight="normal" style:font-weight-asian="normal" style:font-weight-complex="normal"/>
    </style:style>
    <style:style style:name="T32" style:family="text">
      <style:text-properties style:text-position="super 58%" fo:font-weight="normal" officeooo:rsid="0030ba8b" style:font-weight-asian="normal" style:font-weight-complex="normal"/>
    </style:style>
    <style:style style:name="T33" style:family="text">
      <style:text-properties style:text-position="super 58%" fo:font-weight="normal" officeooo:rsid="003cc1cb" style:font-weight-asian="normal" style:font-weight-complex="normal"/>
    </style:style>
    <style:style style:name="T34" style:family="text">
      <style:text-properties style:text-position="super 58%" fo:font-weight="normal" officeooo:rsid="0040ea30" style:font-weight-asian="normal" style:font-weight-complex="normal"/>
    </style:style>
    <style:style style:name="T35" style:family="text">
      <style:text-properties style:text-position="0% 100%"/>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30ba8b" style:font-weight-asian="normal" style:font-weight-complex="normal"/>
    </style:style>
    <style:style style:name="T38" style:family="text">
      <style:text-properties style:text-position="0% 100%" fo:font-weight="normal" officeooo:rsid="0031c0d2" style:font-weight-asian="normal" style:font-weight-complex="normal"/>
    </style:style>
    <style:style style:name="T39" style:family="text">
      <style:text-properties style:text-position="0% 100%" fo:font-weight="normal" officeooo:rsid="0036c8cc" style:font-weight-asian="normal" style:font-weight-complex="normal"/>
    </style:style>
    <style:style style:name="T40" style:family="text">
      <style:text-properties style:text-position="0% 100%" fo:font-weight="normal" officeooo:rsid="0038b2b7" style:font-weight-asian="normal" style:font-weight-complex="normal"/>
    </style:style>
    <style:style style:name="T41" style:family="text">
      <style:text-properties style:text-position="0% 100%" fo:font-weight="normal" officeooo:rsid="0028be7d" style:font-weight-asian="normal" style:font-weight-complex="normal"/>
    </style:style>
    <style:style style:name="T42" style:family="text">
      <style:text-properties style:text-position="0% 100%" fo:font-weight="normal" officeooo:rsid="004091d8" style:font-weight-asian="normal" style:font-weight-complex="normal"/>
    </style:style>
    <style:style style:name="T43" style:family="text">
      <style:text-properties style:text-position="0% 100%" fo:font-weight="normal" officeooo:rsid="0040ea30" style:font-weight-asian="normal" style:font-weight-complex="normal"/>
    </style:style>
    <style:style style:name="T44" style:family="text">
      <style:text-properties style:text-position="0% 100%" officeooo:rsid="0028be7d"/>
    </style:style>
    <style:style style:name="T45" style:family="text">
      <style:text-properties style:text-position="0% 100%" style:text-underline-style="none"/>
    </style:style>
    <style:style style:name="T46" style:family="text">
      <style:text-properties style:text-position="0% 100%" style:text-underline-style="none" fo:font-weight="normal" style:font-weight-asian="normal" style:font-weight-complex="normal"/>
    </style:style>
    <style:style style:name="T47" style:family="text">
      <style:text-properties style:text-position="0% 100%" fo:font-size="12pt" style:text-underline-style="none"/>
    </style:style>
    <style:style style:name="T48" style:family="text">
      <style:text-properties style:text-position="0% 100%" fo:font-size="12pt" style:text-underline-style="none" fo:font-weight="normal" style:font-weight-asian="normal" style:font-weight-complex="normal"/>
    </style:style>
    <style:style style:name="T49" style:family="text">
      <style:text-properties style:text-position="0% 100%" fo:font-size="12pt" style:text-underline-style="none" fo:font-weight="normal" officeooo:rsid="0044d938" style:font-weight-asian="normal" style:font-weight-complex="normal"/>
    </style:style>
    <style:style style:name="T50" style:family="text">
      <style:text-properties style:text-position="0% 100%" fo:font-size="12pt" style:text-underline-style="none" fo:font-weight="normal" officeooo:rsid="00456c64" style:font-weight-asian="normal" style:font-weight-complex="normal"/>
    </style:style>
    <style:style style:name="T51" style:family="text">
      <style:text-properties style:text-position="0% 100%" fo:font-size="12pt" style:text-underline-style="none" fo:font-weight="normal" officeooo:rsid="0046bda0" style:font-weight-asian="normal" style:font-weight-complex="normal"/>
    </style:style>
    <style:style style:name="T52" style:family="text">
      <style:text-properties style:text-position="0% 100%" fo:font-size="12pt" style:text-underline-style="none" fo:font-weight="normal" officeooo:rsid="0047ad3c" style:font-weight-asian="normal" style:font-weight-complex="normal"/>
    </style:style>
    <style:style style:name="T53" style:family="text">
      <style:text-properties style:text-position="0% 100%" fo:font-size="12pt" style:text-underline-style="none" fo:font-weight="bold" style:font-weight-asian="bold" style:font-weight-complex="bold"/>
    </style:style>
    <style:style style:name="T54" style:family="text">
      <style:text-properties style:text-position="0% 100%" fo:font-size="12pt" style:text-underline-style="none" officeooo:rsid="0046bda0"/>
    </style:style>
    <style:style style:name="T55" style:family="text">
      <style:text-properties style:text-position="0% 100%" style:font-name="sans-serif" fo:font-size="12pt" style:text-underline-style="none" fo:font-weight="normal" style:font-weight-asian="normal" style:font-weight-complex="normal"/>
    </style:style>
    <style:style style:name="T56" style:family="text">
      <style:text-properties style:text-position="0% 100%" style:font-name="sans-serif" fo:font-size="12pt" style:text-underline-style="none" fo:font-weight="normal" officeooo:rsid="00456c64" style:font-weight-asian="normal" style:font-weight-complex="normal"/>
    </style:style>
    <style:style style:name="T57" style:family="text">
      <style:text-properties style:text-position="0% 100%" style:font-name="sans-serif" fo:font-size="12pt" style:text-underline-style="none" fo:font-weight="normal" officeooo:rsid="0044d938" style:font-weight-asian="normal" style:font-weight-complex="normal"/>
    </style:style>
    <style:style style:name="T58" style:family="text">
      <style:text-properties style:text-position="0% 100%" style:font-name="sans-serif" fo:font-size="12pt" style:text-underline-style="none" officeooo:rsid="0044d938"/>
    </style:style>
    <style:style style:name="T59" style:family="text">
      <style:text-properties fo:font-style="italic" fo:font-weight="normal" officeooo:rsid="003cc1cb" style:font-style-asian="italic" style:font-weight-asian="normal" style:font-style-complex="italic" style:font-weight-complex="normal"/>
    </style:style>
    <style:style style:name="T60" style:family="text">
      <style:text-properties fo:font-style="italic" fo:font-weight="normal" officeooo:rsid="003e07fe" style:font-style-asian="italic" style:font-weight-asian="normal" style:font-style-complex="italic" style:font-weight-complex="normal"/>
    </style:style>
    <style:style style:name="T61" style:family="text">
      <style:text-properties officeooo:rsid="0033ace0"/>
    </style:style>
    <style:style style:name="T62" style:family="text">
      <style:text-properties officeooo:rsid="0042c2ae"/>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15801c"/>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fo:font-size="16pt" fo:font-weight="bold" officeooo:rsid="0042c2ae" style:font-size-asian="14pt" style:font-weight-asian="bold" style:font-size-complex="14pt" style:font-weight-complex="bold"/>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fo:color="#000000" style:text-position="0% 100%" fo:font-size="14pt" style:text-underline-style="none" officeooo:rsid="00446ce7"/>
    </style:style>
    <style:style style:name="T70" style:family="text">
      <style:text-properties style:text-position="sub 58%" fo:font-size="12pt" style:text-underline-style="none"/>
    </style:style>
    <style:style style:name="T71" style:family="text">
      <style:text-properties style:text-position="sub 58%" fo:font-size="12pt" style:text-underline-style="none" fo:font-weight="normal" style:font-weight-asian="normal" style:font-weight-complex="normal"/>
    </style:style>
    <style:style style:name="T72" style:family="text">
      <style:text-properties style:text-position="sub 58%" fo:font-size="12pt" style:text-underline-style="none" fo:font-weight="normal" officeooo:rsid="0044d938" style:font-weight-asian="normal" style:font-weight-complex="normal"/>
    </style:style>
    <style:style style:name="T73" style:family="text">
      <style:text-properties style:text-position="sub 58%" fo:font-size="12pt" style:text-underline-style="none" fo:font-weight="normal" officeooo:rsid="0046bda0" style:font-weight-asian="normal" style:font-weight-complex="normal"/>
    </style:style>
    <style:style style:name="T74" style:family="text">
      <style:text-properties style:text-position="sub 58%" fo:font-size="12pt" style:text-underline-style="none" fo:font-weight="bold" style:font-weight-asian="bold" style:font-weight-complex="bold"/>
    </style:style>
    <style:style style:name="T75" style:family="text">
      <style:text-properties style:text-position="sub 58%" fo:font-size="12pt" style:text-underline-style="none" officeooo:rsid="0046bda0"/>
    </style:style>
    <style:style style:name="T76" style:family="text">
      <style:text-properties style:text-position="sub 58%" style:font-name="sans-serif" fo:font-size="12pt" style:text-underline-style="none" fo:font-weight="normal" style:font-weight-asian="normal" style:font-weight-complex="normal"/>
    </style:style>
    <style:style style:name="T77" style:family="text">
      <style:text-properties style:text-position="sub 58%" style:font-name="sans-serif" fo:font-size="12pt" style:text-underline-style="none" fo:font-weight="normal" officeooo:rsid="00456c64"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L 380</text:p>
      <text:p text:style-name="P28">Homework 1 <text:span text:style-name="T19">Solutions</text:span></text:p>
      <text:p text:style-name="P34"/>
      <text:p text:style-name="P34">Author : Aman Bhatia</text:p>
      <text:p text:style-name="P34">Dated : 3 feb 2016</text:p>
      <text:p text:style-name="P20"/>
      <text:p text:style-name="P32"><text:span text:style-name="T64">P</text:span><text:span text:style-name="T63">ipelining</text:span></text:p>
      <text:p text:style-name="P2"/>
      <text:p text:style-name="P2"><text:span text:style-name="T3">(A) </text:span>There are 1000 floating point addition instruction(i=0 to i=999). As each Instruction takes 9ns to complete, 1000 operations will take 9000 ns if executed one by one i.e. in an unpipelined processor. Hence, th<text:span text:style-name="T5">e</text:span> answer i<text:span text:style-name="T5">s</text:span> <text:span text:style-name="T13">9000 ns or 9 micro seconds</text:span>. </text:p>
      <text:p text:style-name="P2"/>
      <text:p text:style-name="P2"><text:span text:style-name="T5"><text:s/>(Neglecting for loop instructions and assuming that x[i] and y[i] both are fetched in Fetch Operand)</text:span></text:p>
      <text:p text:style-name="P2"/>
      <text:p text:style-name="P18"><text:span text:style-name="T66">(B) </text:span><text:span text:style-name="T19">We are assuming that we have 5 different pipeline stages for the EX part. Hence, the most expensive stage will be the OF stage taking 2 ns. Now, firstly there is no data dependency in the loop. So, instructions can execute independently. So, the first set of two instructions start executing. The next instruction has to wait for one cycle because both the OF units are busy for 2 cycles. So, the next set of two instructions will start from t=3. The pipeline diagram looks like,</text:span></text:p>
      <text:p text:style-name="P1"><text:span text:style-name="T1"><text:s text:c="3"/></text:span></text:p>
      <table:table table:name="Table1" table:style-name="Table1">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number-columns-repeated="4"/>
        <table:table-row>
          <table:table-cell table:style-name="Table1.A1" office:value-type="string">
            <text:p text:style-name="P45">1</text:p>
          </table:table-cell>
          <table:table-cell table:style-name="Table1.A1" office:value-type="string">
            <text:p text:style-name="P45">2</text:p>
          </table:table-cell>
          <table:table-cell table:style-name="Table1.A1" office:value-type="string">
            <text:p text:style-name="P45">3</text:p>
          </table:table-cell>
          <table:table-cell table:style-name="Table1.A1" office:value-type="string">
            <text:p text:style-name="P45">4</text:p>
          </table:table-cell>
          <table:table-cell table:style-name="Table1.A1" office:value-type="string">
            <text:p text:style-name="P45">5</text:p>
          </table:table-cell>
          <table:table-cell table:style-name="Table1.A1" office:value-type="string">
            <text:p text:style-name="P45">6</text:p>
          </table:table-cell>
          <table:table-cell table:style-name="Table1.A1" office:value-type="string">
            <text:p text:style-name="P45">7</text:p>
          </table:table-cell>
          <table:table-cell table:style-name="Table1.A1" office:value-type="string">
            <text:p text:style-name="P45">8</text:p>
          </table:table-cell>
          <table:table-cell table:style-name="Table1.A1" office:value-type="string">
            <text:p text:style-name="P45">9</text:p>
          </table:table-cell>
          <table:table-cell table:style-name="Table1.A1" office:value-type="string">
            <text:p text:style-name="P45">10</text:p>
          </table:table-cell>
          <table:table-cell table:style-name="Table1.K1" office:value-type="string">
            <text:p text:style-name="P45">11</text:p>
          </table:table-cell>
        </table:table-row>
        <table:table-row>
          <table:table-cell table:style-name="Table1.A2" table:number-columns-spanned="2" office:value-type="string">
            <text:p text:style-name="P46">OF</text:p>
          </table:table-cell>
          <table:covered-table-cell/>
          <table:table-cell table:style-name="Table1.C2" office:value-type="string">
            <text:p text:style-name="P46">EX1</text:p>
          </table:table-cell>
          <table:table-cell table:style-name="Table1.C2" office:value-type="string">
            <text:p text:style-name="P46">EX2</text:p>
          </table:table-cell>
          <table:table-cell table:style-name="Table1.C2" office:value-type="string">
            <text:p text:style-name="P46">EX3</text:p>
          </table:table-cell>
          <table:table-cell table:style-name="Table1.C2" office:value-type="string">
            <text:p text:style-name="P46">EX4</text:p>
          </table:table-cell>
          <table:table-cell table:style-name="Table1.C2" office:value-type="string">
            <text:p text:style-name="P46">EX5</text:p>
          </table:table-cell>
          <table:table-cell table:style-name="Table1.H2" table:number-columns-spanned="2" office:value-type="string">
            <text:p text:style-name="P46">ST</text:p>
          </table:table-cell>
          <table:covered-table-cell/>
          <table:table-cell table:style-name="Table1.J2" office:value-type="string">
            <text:p text:style-name="P47"/>
          </table:table-cell>
          <table:table-cell table:style-name="Table1.K2" office:value-type="string">
            <text:p text:style-name="P47"/>
          </table:table-cell>
        </table:table-row>
        <table:table-row>
          <table:table-cell table:style-name="Table1.A2" table:number-columns-spanned="2" office:value-type="string">
            <text:p text:style-name="P46">OF</text:p>
          </table:table-cell>
          <table:covered-table-cell/>
          <table:table-cell table:style-name="Table1.C2" office:value-type="string">
            <text:p text:style-name="P46">EX1</text:p>
          </table:table-cell>
          <table:table-cell table:style-name="Table1.C2" office:value-type="string">
            <text:p text:style-name="P46">EX2</text:p>
          </table:table-cell>
          <table:table-cell table:style-name="Table1.C2" office:value-type="string">
            <text:p text:style-name="P46">EX3</text:p>
          </table:table-cell>
          <table:table-cell table:style-name="Table1.C2" office:value-type="string">
            <text:p text:style-name="P46">EX4</text:p>
          </table:table-cell>
          <table:table-cell table:style-name="Table1.C2" office:value-type="string">
            <text:p text:style-name="P46">EX5</text:p>
          </table:table-cell>
          <table:table-cell table:style-name="Table1.H2" table:number-columns-spanned="2" office:value-type="string">
            <text:p text:style-name="P46">ST</text:p>
          </table:table-cell>
          <table:covered-table-cell/>
          <table:table-cell table:style-name="Table1.J2" office:value-type="string">
            <text:p text:style-name="P47"/>
          </table:table-cell>
          <table:table-cell table:style-name="Table1.K2" office:value-type="string">
            <text:p text:style-name="P47"/>
          </table:table-cell>
        </table:table-row>
        <table:table-row>
          <table:table-cell table:style-name="Table1.J2" office:value-type="string">
            <text:p text:style-name="P47"/>
          </table:table-cell>
          <table:table-cell table:style-name="Table1.J2" office:value-type="string">
            <text:p text:style-name="P47"/>
          </table:table-cell>
          <table:table-cell table:style-name="Table1.A2" table:number-columns-spanned="2" office:value-type="string">
            <text:p text:style-name="P46">OF</text:p>
          </table:table-cell>
          <table:covered-table-cell/>
          <table:table-cell table:style-name="Table1.C2" office:value-type="string">
            <text:p text:style-name="P46">EX1</text:p>
          </table:table-cell>
          <table:table-cell table:style-name="Table1.C2" office:value-type="string">
            <text:p text:style-name="P46">EX2</text:p>
          </table:table-cell>
          <table:table-cell table:style-name="Table1.C2" office:value-type="string">
            <text:p text:style-name="P46">EX3</text:p>
          </table:table-cell>
          <table:table-cell table:style-name="Table1.C2" office:value-type="string">
            <text:p text:style-name="P46">EX4</text:p>
          </table:table-cell>
          <table:table-cell table:style-name="Table1.C2" office:value-type="string">
            <text:p text:style-name="P46">EX5</text:p>
          </table:table-cell>
          <table:table-cell table:style-name="Table1.J4" table:number-columns-spanned="2" office:value-type="string">
            <text:p text:style-name="P46">ST</text:p>
          </table:table-cell>
          <table:covered-table-cell/>
        </table:table-row>
        <table:table-row>
          <table:table-cell table:style-name="Table1.J2" office:value-type="string">
            <text:p text:style-name="P47"/>
          </table:table-cell>
          <table:table-cell table:style-name="Table1.J2" office:value-type="string">
            <text:p text:style-name="P47"/>
          </table:table-cell>
          <table:table-cell table:style-name="Table1.A2" table:number-columns-spanned="2" office:value-type="string">
            <text:p text:style-name="P46">OF</text:p>
          </table:table-cell>
          <table:covered-table-cell/>
          <table:table-cell table:style-name="Table1.C2" office:value-type="string">
            <text:p text:style-name="P46">EX1</text:p>
          </table:table-cell>
          <table:table-cell table:style-name="Table1.C2" office:value-type="string">
            <text:p text:style-name="P46">EX2</text:p>
          </table:table-cell>
          <table:table-cell table:style-name="Table1.C2" office:value-type="string">
            <text:p text:style-name="P46">EX3</text:p>
          </table:table-cell>
          <table:table-cell table:style-name="Table1.C2" office:value-type="string">
            <text:p text:style-name="P46">EX4</text:p>
          </table:table-cell>
          <table:table-cell table:style-name="Table1.C2" office:value-type="string">
            <text:p text:style-name="P46">EX5</text:p>
          </table:table-cell>
          <table:table-cell table:style-name="Table1.J4" table:number-columns-spanned="2" office:value-type="string">
            <text:p text:style-name="P46">ST</text:p>
          </table:table-cell>
          <table:covered-table-cell/>
        </table:table-row>
        <table:table-row>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A2" table:number-columns-spanned="2" office:value-type="string">
            <text:p text:style-name="P46">OF</text:p>
          </table:table-cell>
          <table:covered-table-cell/>
          <table:table-cell table:style-name="Table1.C2" office:value-type="string">
            <text:p text:style-name="P46">EX1</text:p>
          </table:table-cell>
          <table:table-cell table:style-name="Table1.C2" office:value-type="string">
            <text:p text:style-name="P46">EX2</text:p>
          </table:table-cell>
          <table:table-cell table:style-name="Table1.C2" office:value-type="string">
            <text:p text:style-name="P46">EX3</text:p>
          </table:table-cell>
          <table:table-cell table:style-name="Table1.C2" office:value-type="string">
            <text:p text:style-name="P46">EX4</text:p>
          </table:table-cell>
          <table:table-cell table:style-name="Table1.K6" office:value-type="string">
            <text:p text:style-name="P46">EX5</text:p>
          </table:table-cell>
        </table:table-row>
        <table:table-row>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A2" table:number-columns-spanned="2" office:value-type="string">
            <text:p text:style-name="P46">OF</text:p>
          </table:table-cell>
          <table:covered-table-cell/>
          <table:table-cell table:style-name="Table1.C2" office:value-type="string">
            <text:p text:style-name="P46">EX1</text:p>
          </table:table-cell>
          <table:table-cell table:style-name="Table1.C2" office:value-type="string">
            <text:p text:style-name="P46">EX2</text:p>
          </table:table-cell>
          <table:table-cell table:style-name="Table1.C2" office:value-type="string">
            <text:p text:style-name="P46">EX3</text:p>
          </table:table-cell>
          <table:table-cell table:style-name="Table1.C2" office:value-type="string">
            <text:p text:style-name="P46">EX4</text:p>
          </table:table-cell>
          <table:table-cell table:style-name="Table1.K6" office:value-type="string">
            <text:p text:style-name="P46">EX5</text:p>
          </table:table-cell>
        </table:table-row>
        <table:table-row>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A2" table:number-columns-spanned="2" office:value-type="string">
            <text:p text:style-name="P46">OF</text:p>
          </table:table-cell>
          <table:covered-table-cell/>
          <table:table-cell table:style-name="Table1.C2" office:value-type="string">
            <text:p text:style-name="P46">EX1</text:p>
          </table:table-cell>
          <table:table-cell table:style-name="Table1.C2" office:value-type="string">
            <text:p text:style-name="P46">EX2</text:p>
          </table:table-cell>
          <table:table-cell table:style-name="Table1.K6" office:value-type="string">
            <text:p text:style-name="P46">EX3</text:p>
          </table:table-cell>
        </table:table-row>
        <table:table-row>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A2" table:number-columns-spanned="2" office:value-type="string">
            <text:p text:style-name="P46">OF</text:p>
          </table:table-cell>
          <table:covered-table-cell/>
          <table:table-cell table:style-name="Table1.C2" office:value-type="string">
            <text:p text:style-name="P46">EX1</text:p>
          </table:table-cell>
          <table:table-cell table:style-name="Table1.C2" office:value-type="string">
            <text:p text:style-name="P46">EX2</text:p>
          </table:table-cell>
          <table:table-cell table:style-name="Table1.K6" office:value-type="string">
            <text:p text:style-name="P46">EX3</text:p>
          </table:table-cell>
        </table:table-row>
        <table:table-row>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A2" table:number-columns-spanned="2" office:value-type="string">
            <text:p text:style-name="P46">OF</text:p>
          </table:table-cell>
          <table:covered-table-cell/>
          <table:table-cell table:style-name="Table1.K6" office:value-type="string">
            <text:p text:style-name="P46">EX1</text:p>
          </table:table-cell>
        </table:table-row>
        <table:table-row>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A2" table:number-columns-spanned="2" office:value-type="string">
            <text:p text:style-name="P46">OF</text:p>
          </table:table-cell>
          <table:covered-table-cell/>
          <table:table-cell table:style-name="Table1.K6" office:value-type="string">
            <text:p text:style-name="P46">EX1</text:p>
          </table:table-cell>
        </table:table-row>
        <table:table-row>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table:number-columns-spanned="2" office:value-type="string">
            <text:p text:style-name="P46"/>
          </table:table-cell>
          <table:covered-table-cell/>
          <table:table-cell table:style-name="Table1.K12" office:value-type="string">
            <text:p text:style-name="P46">OF...</text:p>
          </table:table-cell>
        </table:table-row>
        <table:table-row>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office:value-type="string">
            <text:p text:style-name="P47"/>
          </table:table-cell>
          <table:table-cell table:style-name="Table1.J2" table:number-columns-spanned="2" office:value-type="string">
            <text:p text:style-name="P46"/>
          </table:table-cell>
          <table:covered-table-cell/>
          <table:table-cell table:style-name="Table1.K13" office:value-type="string">
            <text:p text:style-name="P46">OF...</text:p>
          </table:table-cell>
        </table:table-row>
      </table:table>
      <text:p text:style-name="P1"/>
      <text:p text:style-name="P1"/>
      <text:p text:style-name="P1"><text:tab/><text:span text:style-name="T20">So, now we have 9 stage pipeline so we should get a 9 fold increase in the execution time. But since the the most expensive operation takes 2 cycles, we should get (9/2=)4.5 fold increase. But, since it is a two way pipelined, we get further 2 fold increase. So the total increase will be (4.5 * 2 =) 9 fold.</text:span></text:p>
      <text:p text:style-name="P1"><text:tab/><text:span text:style-name="T20">Hence, the execution time will get decreased by 9 times i.e. (9000/9=)1000ns. Including, 7ns at the end, we get execution time to be </text:span><text:span text:style-name="T14">1007 ns.</text:span></text:p>
      <text:p text:style-name="P1"><text:soft-page-break/><text:span text:style-name="T14"/></text:p>
      <text:p text:style-name="P1"><text:span text:style-name="T14"/></text:p>
      <text:p text:style-name="P26"><text:span text:style-name="T2"/></text:p>
      <text:p text:style-name="P26"><text:span text:style-name="T2"/></text:p>
      <text:p text:style-name="P33"><text:span text:style-name="T65">Caches</text:span></text:p>
      <text:p text:style-name="P26"/>
      <text:p text:style-name="P15"><text:span text:style-name="T4">(A) </text:span><text:span text:style-name="T62">A</text:span>ssum<text:span text:style-name="T61">ptions</text:span></text:p>
      <text:p text:style-name="P9"><text:span text:style-name="T25"/></text:p>
      <text:p text:style-name="P22"><text:span text:style-name="T25">(i) <text:s/></text:span><text:span text:style-name="T23">A</text:span><text:span text:style-name="T21">ssuming the cache is initially empty.</text:span></text:p>
      <text:p text:style-name="P23"><text:span text:style-name="T25">(ii) A</text:span><text:span text:style-name="T21">ll memory accesses are from the cache, </text:span><text:span text:style-name="T25">i.e. if there is cache miss, it is fetched to th</text:span><text:span text:style-name="T30">e </text:span><text:span text:style-name="T25">cache first which takes 100 ns and then fetched from cache which takes 1 ns.</text:span></text:p>
      <text:p text:style-name="P23"><text:span text:style-name="T25">(iii) </text:span><text:span text:style-name="T26">Execution time for instruction : 1 FLOP/ns</text:span></text:p>
      <text:p text:style-name="P17"/>
      <text:p text:style-name="P8"><text:span text:style-name="T21">Let the size of the matrix be “n x n”. Hence, total no. of FLOPs will be 2n</text:span><text:span text:style-name="T31">2</text:span><text:span text:style-name="T36">(n</text:span><text:span text:style-name="T31">2</text:span><text:span text:style-name="T36"> multiplications and n</text:span><text:span text:style-name="T31">2</text:span><text:span text:style-name="T36"> additions).</text:span></text:p>
      <text:p text:style-name="P8"><text:span text:style-name="T36"/></text:p>
      <text:p text:style-name="P8"><text:span text:style-name="T36">- Now, the vector y will be fetched from the memory only once and then will be stored in the cache. This takes (n/4)*100 = 25n.</text:span></text:p>
      <text:p text:style-name="P8"><text:span text:style-name="T36"/></text:p>
      <text:p text:style-name="P8"><text:span text:style-name="T36">- Each row of the matrix needs to be fetched from the memory to the cache. This takes n*(n/4)*100 <text:s/>= 25n</text:span><text:span text:style-name="T31">2</text:span><text:span text:style-name="T36">.</text:span></text:p>
      <text:p text:style-name="P8"><text:span text:style-name="T39"/></text:p>
      <text:p text:style-name="P8"><text:span text:style-name="T36">Hence executing 2n</text:span><text:span text:style-name="T31">2</text:span><text:span text:style-name="T36"> FLOPs will take, <text:s text:c="9"/>25n<text:tab/><text:tab/>{for fetching y to cache}</text:span></text:p>
      <text:p text:style-name="P4"><text:span text:style-name="T22"><text:tab/><text:tab/><text:tab/><text:tab/><text:tab/><text:tab/></text:span><text:span text:style-name="T24">+ <text:s text:c="2"/></text:span><text:span text:style-name="T37">25n</text:span><text:span text:style-name="T32">2 <text:tab/></text:span><text:span text:style-name="T37">{for fetching x to </text:span><text:span text:style-name="T38">cache</text:span><text:span text:style-name="T37">}</text:span></text:p>
      <text:p text:style-name="P5"><text:span text:style-name="T37"><text:tab/><text:tab/><text:tab/><text:tab/><text:tab/><text:tab/></text:span><text:span text:style-name="T39">+</text:span><text:span text:style-name="T37"> <text:s text:c="2"/>n</text:span><text:span text:style-name="T32">2 <text:tab/><text:tab/></text:span><text:span text:style-name="T37">{for fetching x </text:span><text:span text:style-name="T39">from</text:span><text:span text:style-name="T37"> </text:span><text:span text:style-name="T38">cache</text:span><text:span text:style-name="T37">}</text:span><text:span text:style-name="T39"> </text:span></text:p>
      <text:p text:style-name="P5"><text:span text:style-name="T37"><text:tab/><text:tab/><text:tab/><text:tab/><text:tab/><text:tab/></text:span><text:span text:style-name="T39">+</text:span><text:span text:style-name="T37"> <text:s text:c="2"/>n</text:span><text:span text:style-name="T32">2 <text:tab/><text:tab/></text:span><text:span text:style-name="T37">{for fetching </text:span><text:span text:style-name="T40">y</text:span><text:span text:style-name="T37"> </text:span><text:span text:style-name="T39">from</text:span><text:span text:style-name="T37"> </text:span><text:span text:style-name="T38">cache</text:span><text:span text:style-name="T37">}</text:span></text:p>
      <text:p text:style-name="P5"><text:span text:style-name="T37"><text:tab/><text:tab/><text:tab/><text:tab/><text:tab/><text:tab/>+ <text:s text:c="2"/>2n</text:span><text:span text:style-name="T32">2</text:span><text:span text:style-name="T37"><text:tab/><text:tab/></text:span><text:span text:style-name="T39">{for execution of FLOPs}</text:span><text:span text:style-name="T22"><text:tab/></text:span></text:p>
      <text:p text:style-name="P5"><text:span text:style-name="T39"/></text:p>
      <text:p text:style-name="P6"><text:span text:style-name="T39"/></text:p>
      <text:p text:style-name="P11"><text:span text:style-name="T22">F</text:span><text:span text:style-name="T21">or n = 4K, we get </text:span><text:span text:style-name="T15">68.9</text:span><text:span text:style-name="T17">5</text:span><text:span text:style-name="T15"> MFLOPs/</text:span><text:span text:style-name="T16">sec</text:span><text:span text:style-name="T27">.</text:span></text:p>
      <text:p text:style-name="P11"><text:span text:style-name="T27"/></text:p>
      <text:p text:style-name="P13"><text:span text:style-name="T27">H</text:span><text:span text:style-name="T21">ere, I have not considered anything about z because it will not affect the performance as much because its accesses will be less compared to those of x.</text:span></text:p>
      <text:p text:style-name="P3"><text:span text:style-name="T22"/></text:p>
      <text:p text:style-name="P19">(B) <text:span text:style-name="T6">A</text:span><text:span text:style-name="T7">ssum</text:span><text:span text:style-name="T8">ptions</text:span></text:p>
      <text:p text:style-name="P16"/>
      <text:p text:style-name="P24"><text:span text:style-name="T25"><text:s text:c="4"/>(i) <text:s/></text:span><text:span text:style-name="T23">A</text:span><text:span text:style-name="T21">ssuming the cache is initially empty.</text:span></text:p>
      <text:p text:style-name="P24"><text:span text:style-name="T25"><text:s text:c="4"/>(ii) A</text:span><text:span text:style-name="T21">ll memory accesses are from the cache, </text:span><text:span text:style-name="T25">i.e. if there is cache miss, it is fetched to the cache first which takes 100 ns and then fetched from cache which takes 1 ns.</text:span></text:p>
      <text:p text:style-name="P25"><text:span text:style-name="T21"><text:s text:c="4"/>(iii) </text:span><text:span text:style-name="T26">Execution time for instruction : 1 FLOP/ns</text:span></text:p>
      <text:p text:style-name="P21"><text:span text:style-name="T59"><text:s text:c="4"/>(iv) We will calculate performance for execution of the inner for loop i.e. result of multiplying one row of first matrix with the second matrix. </text:span><text:span text:style-name="T60">This is because all the rows are same in terms of time of execution.</text:span></text:p>
      <text:p text:style-name="P14"><text:span text:style-name="T21"/></text:p>
      <text:p text:style-name="P10"><text:span text:style-name="T21">Let the size of the matri</text:span><text:span text:style-name="T28">ces</text:span><text:span text:style-name="T21"> be “n x n”. Hence, total no. of FLOPs will be 2n</text:span><text:span text:style-name="T33">2</text:span><text:span text:style-name="T36">(n</text:span><text:span text:style-name="T33">2</text:span><text:span text:style-name="T36"> multiplications and n</text:span><text:span text:style-name="T33">2</text:span><text:span text:style-name="T36"> additions).</text:span></text:p>
      <text:p text:style-name="P10"><text:span text:style-name="T36"/></text:p>
      <text:p text:style-name="P10"><text:span text:style-name="T36">- Now, the </text:span><text:span text:style-name="T42">row of the first matrix</text:span><text:span text:style-name="T36"> will be fetched from the memory only once and then will be stored in the cache. This takes (n/4)*100 = 25n.</text:span></text:p>
      <text:p text:style-name="P10"><text:span text:style-name="T36"/></text:p>
      <text:p text:style-name="P10"><text:span text:style-name="T36">- Each </text:span><text:span text:style-name="T42">column</text:span><text:span text:style-name="T36"> of the </text:span><text:span text:style-name="T42">second </text:span><text:span text:style-name="T36">matrix needs to be fetched from the memory to the cache. </text:span><text:span text:style-name="T43">Since we are accessing column where as the matrix is stored in row major form, the cache line is of no use to us and we will have to fetch all the entries of the column individually. </text:span><text:span text:style-name="T36">This takes </text:span><text:soft-page-break/><text:span text:style-name="T36">n*n*100 <text:s/>= </text:span><text:span text:style-name="T42">100</text:span><text:span text:style-name="T36">n</text:span><text:span text:style-name="T31">2</text:span><text:span text:style-name="T36">.</text:span></text:p>
      <text:p text:style-name="P10"><text:span text:style-name="T39"/></text:p>
      <text:p text:style-name="P10"><text:span text:style-name="T39"/></text:p>
      <text:p text:style-name="P10"><text:span text:style-name="T39"/></text:p>
      <text:p text:style-name="P10"><text:span text:style-name="T36">Hence executing 2n</text:span><text:span text:style-name="T31">2</text:span><text:span text:style-name="T36"> FLOPs will take, <text:s text:c="9"/>25n<text:tab/><text:tab/>{for fetching </text:span><text:span text:style-name="T43">row of 1</text:span><text:span text:style-name="T34">st</text:span><text:span text:style-name="T43"> matrix</text:span><text:span text:style-name="T36"> to cache}</text:span></text:p>
      <text:p text:style-name="P7"><text:span text:style-name="T22"><text:tab/><text:tab/><text:tab/><text:tab/><text:tab/><text:tab/></text:span><text:span text:style-name="T24">+ <text:s text:c="2"/></text:span><text:span text:style-name="T29">100</text:span><text:span text:style-name="T37">n</text:span><text:span text:style-name="T32">2 <text:tab/></text:span><text:span text:style-name="T37">{for fetching </text:span><text:span text:style-name="T43">2</text:span><text:span text:style-name="T34">nd</text:span><text:span text:style-name="T43"> matrix</text:span><text:span text:style-name="T37"> to </text:span><text:span text:style-name="T38">cache</text:span><text:span text:style-name="T37">}</text:span></text:p>
      <text:p text:style-name="P7"><text:span text:style-name="T37"><text:tab/><text:tab/><text:tab/><text:tab/><text:tab/><text:tab/></text:span><text:span text:style-name="T39">+</text:span><text:span text:style-name="T37"> <text:s text:c="2"/>n</text:span><text:span text:style-name="T32">2 <text:tab/><text:tab/></text:span><text:span text:style-name="T37">{for fetching </text:span><text:span text:style-name="T43">row</text:span><text:span text:style-name="T37"> </text:span><text:span text:style-name="T39">from</text:span><text:span text:style-name="T37"> </text:span><text:span text:style-name="T38">cache</text:span><text:span text:style-name="T37">}</text:span><text:span text:style-name="T39"> </text:span></text:p>
      <text:p text:style-name="P7"><text:span text:style-name="T37"><text:tab/><text:tab/><text:tab/><text:tab/><text:tab/><text:tab/></text:span><text:span text:style-name="T39">+</text:span><text:span text:style-name="T37"> <text:s text:c="2"/>n</text:span><text:span text:style-name="T32">2 <text:tab/><text:tab/></text:span><text:span text:style-name="T37">{for fetching </text:span><text:span text:style-name="T43">2</text:span><text:span text:style-name="T34">nd</text:span><text:span text:style-name="T43"> matrix</text:span><text:span text:style-name="T37"> </text:span><text:span text:style-name="T39">from</text:span><text:span text:style-name="T37"> </text:span><text:span text:style-name="T38">cache</text:span><text:span text:style-name="T37">}</text:span></text:p>
      <text:p text:style-name="P7"><text:span text:style-name="T37"><text:tab/><text:tab/><text:tab/><text:tab/><text:tab/><text:tab/>+ <text:s text:c="2"/>2n</text:span><text:span text:style-name="T32">2</text:span><text:span text:style-name="T37"><text:tab/><text:tab/></text:span><text:span text:style-name="T39">{for execution of FLOPs}</text:span></text:p>
      <text:p text:style-name="P7"><text:span text:style-name="T39"/></text:p>
      <text:p text:style-name="P7"><text:span text:style-name="T39"/></text:p>
      <text:p text:style-name="P12"><text:span text:style-name="T22">F</text:span><text:span text:style-name="T21">or n = 4K, we get </text:span><text:span text:style-name="T18">19.23</text:span><text:span text:style-name="T15"> MFLOPs/</text:span><text:span text:style-name="T16">sec</text:span><text:span text:style-name="T27">.</text:span></text:p>
      <text:p text:style-name="P7"><text:span text:style-name="T41"/></text:p>
      <text:p text:style-name="P7"><text:span text:style-name="T41"/></text:p>
      <text:p text:style-name="P29"><text:span text:style-name="T44">C</text:span><text:span text:style-name="T35">aches++</text:span></text:p>
      <text:p text:style-name="P29"><text:span text:style-name="T69"/></text:p>
      <text:p text:style-name="P35"><text:span text:style-name="T45">(A)</text:span><text:span text:style-name="T48"> There are two cases, which are as fol</text:span><text:span text:style-name="T51">l</text:span><text:span text:style-name="T48">ows,</text:span></text:p>
      <text:p text:style-name="P35"><text:span text:style-name="T48"/></text:p>
      <text:p text:style-name="P35"><text:span text:style-name="T48"><text:tab/>If </text:span><text:span text:style-name="T47">T</text:span><text:span text:style-name="T70">0</text:span><text:span text:style-name="T47"> gets to execute first</text:span><text:span text:style-name="T48">, then the assignment x=1 will invalidate the value of x. Then when T</text:span><text:span text:style-name="T71">1</text:span><text:span text:style-name="T48"> gets to execute then it will snoop into the cache and gets the updated value which is x=1. So, finally, </text:span><text:span text:style-name="T47">y will get the value of 1.</text:span></text:p>
      <text:p text:style-name="P35"><text:span text:style-name="T47"/></text:p>
      <text:p text:style-name="P41"><text:span text:style-name="T47"><text:tab/>If </text:span><text:span text:style-name="T53">T</text:span><text:span text:style-name="T74">1</text:span><text:span text:style-name="T53"> gets to execute first,</text:span><text:span text:style-name="T47"> then already the true value is stored and so </text:span><text:span text:style-name="T53">y will get the value of 0.</text:span></text:p>
      <text:p text:style-name="P41"><text:span text:style-name="T48"/></text:p>
      <text:p text:style-name="P41"><text:span text:style-name="T48"/></text:p>
      <text:p text:style-name="P41"><text:span text:style-name="T48"/></text:p>
      <text:p text:style-name="P35"><text:span text:style-name="T45">(B)</text:span><text:span text:style-name="T47"> </text:span><text:span text:style-name="T48">No, the answer is going to be the same independent of the cache coherence protocol. </text:span><text:span text:style-name="T51">Cache coherence protocol does not affect the answers. The nondetermnism is due to the ordering of the thread execution.</text:span></text:p>
      <text:p text:style-name="P35"><text:span text:style-name="T49"/></text:p>
      <text:p text:style-name="P35"><text:span text:style-name="T49"/></text:p>
      <text:p text:style-name="P37"><text:span text:style-name="T45">(C) </text:span><text:span text:style-name="T51">The problem is due to the different ordering of the threads. We can resolve te problem by doing thread scheduling and set constraints to either execute T</text:span><text:span text:style-name="T73">0</text:span><text:span text:style-name="T51"> first or T</text:span><text:span text:style-name="T73">1</text:span><text:span text:style-name="T51"> first so that determinism is maintained.</text:span></text:p>
      <text:p text:style-name="P37"><text:span text:style-name="T46"/></text:p>
      <text:p text:style-name="P37"><text:span text:style-name="T46"/></text:p>
      <text:p text:style-name="P37"><text:span text:style-name="T46"/></text:p>
      <text:p text:style-name="P31"><text:span text:style-name="T44">P</text:span><text:span text:style-name="T35">erformance</text:span></text:p>
      <text:p text:style-name="P30"><text:span text:style-name="T69"/></text:p>
      <text:p text:style-name="P30"><text:span text:style-name="T69"/></text:p>
      <text:p text:style-name="P36"><text:span text:style-name="T45">(A)</text:span><text:span text:style-name="T48"> </text:span><text:span text:style-name="T49">Efficiency = T</text:span><text:span text:style-name="T72">serial</text:span><text:span text:style-name="T49"> / p*T</text:span><text:span text:style-name="T72">parallel</text:span></text:p>
      <text:p text:style-name="P36"><text:span text:style-name="T49"/></text:p>
      <text:p text:style-name="P36"><text:span text:style-name="T49">Putting T</text:span><text:span text:style-name="T72">serial</text:span><text:span text:style-name="T49"> = p*(T</text:span><text:span text:style-name="T72">parallel</text:span><text:span text:style-name="T49"> – T</text:span><text:span text:style-name="T72">overhead</text:span><text:span text:style-name="T49">) , we get efficiency = (T</text:span><text:span text:style-name="T72">parallel</text:span><text:span text:style-name="T49"> – T</text:span><text:span text:style-name="T72">overhead</text:span><text:span text:style-name="T49">) / <text:s/>T</text:span><text:span text:style-name="T72">parallel</text:span></text:p>
      <text:p text:style-name="P36"><text:span text:style-name="T48"/></text:p>
      <text:p text:style-name="P37"><text:span text:style-name="T48">or efficieny = 1 - <text:s/>T</text:span><text:span text:style-name="T71">overhead</text:span><text:span text:style-name="T48"> / T</text:span><text:span text:style-name="T71">parallel</text:span></text:p>
      <text:p text:style-name="P36"><text:span text:style-name="T48"/></text:p>
      <text:p text:style-name="P37"><text:span text:style-name="T48">If we increase the input problem size, keeping p fixed, then <text:s/>T</text:span><text:span text:style-name="T71">parallel</text:span><text:span text:style-name="T48"> will surely increase where as <text:s/>T</text:span><text:span text:style-name="T71">overhead</text:span><text:span text:style-name="T48"> will remain same. This results in decrease in the term <text:s/>T</text:span><text:span text:style-name="T71">overhead</text:span><text:span text:style-name="T48"> / T</text:span><text:span text:style-name="T71">parallel </text:span><text:span text:style-name="T48">and hence </text:span><text:soft-page-break/><text:span text:style-name="T48">increase in the efficiency.</text:span></text:p>
      <text:p text:style-name="P36"><text:span text:style-name="T48"/></text:p>
      <text:p text:style-name="P36"><text:span text:style-name="T48"/></text:p>
      <text:p text:style-name="P36"><text:span text:style-name="T45">(B)</text:span><text:span text:style-name="T47"> </text:span><text:span text:style-name="T50"><text:s/>Given</text:span><text:span text:style-name="T56"> T</text:span><text:span text:style-name="T77">serial</text:span><text:span text:style-name="T56"> = n and T</text:span><text:span text:style-name="T77">parallel</text:span><text:span text:style-name="T56"> = (n/p) + log</text:span><text:span text:style-name="T77">2</text:span><text:span text:style-name="T56">p</text:span></text:p>
      <text:p text:style-name="P36"><text:span text:style-name="T56"/></text:p>
      <text:p text:style-name="P38"><text:span text:style-name="T55">To check scalability, we increase p to kp and find factor x by which problem size needs to be increased so that Efficiency is unchanged.</text:span></text:p>
      <text:p text:style-name="P38"><text:span text:style-name="T57"/></text:p>
      <text:p text:style-name="P38"><text:span text:style-name="T57"/></text:p>
      <text:p text:style-name="P38"><text:span text:style-name="T57"/></text:p>
      <text:p text:style-name="P38"><text:span text:style-name="T57">H</text:span><text:span text:style-name="T55">ence, E = </text:span><text:span text:style-name="T49">T</text:span><text:span text:style-name="T72">serial</text:span><text:span text:style-name="T49"> / p*T</text:span><text:span text:style-name="T72">paralle</text:span><text:span text:style-name="T71">l</text:span><text:span text:style-name="T48"> = n/</text:span><text:span text:style-name="T55">(n + p*log</text:span><text:span text:style-name="T76">2</text:span><text:span text:style-name="T55">p</text:span><text:span text:style-name="T48">) = xn/(</text:span><text:span text:style-name="T55">xn + pk*log</text:span><text:span text:style-name="T76">2</text:span><text:span text:style-name="T55">pk</text:span><text:span text:style-name="T48">)</text:span></text:p>
      <text:p text:style-name="P38"><text:span text:style-name="T48"/></text:p>
      <text:p text:style-name="P38"><text:span text:style-name="T48">On solving we will get, x = k + (k*log</text:span><text:span text:style-name="T71">2</text:span><text:span text:style-name="T48">k / log</text:span><text:span text:style-name="T71">2</text:span><text:span text:style-name="T48">p)</text:span></text:p>
      <text:p text:style-name="P38"><text:span text:style-name="T48"/></text:p>
      <text:p text:style-name="P38"><text:span text:style-name="T48"><text:tab/>Hence, we can keep the efficiency </text:span><text:span text:style-name="T51">E fixed, by increasing the </text:span><text:span text:style-name="T52">problem size</text:span><text:span text:style-name="T51"> with above factor w</text:span><text:span text:style-name="T52">hile </text:span><text:span text:style-name="T51">increasing p to kp. More acurately, we can conclude that </text:span><text:span text:style-name="T54">the program is weakly scalable.</text:span></text:p>
      <text:p text:style-name="P38"><text:span text:style-name="T58"/></text:p>
      <text:p text:style-name="P38"><text:span text:style-name="T58"/></text:p>
      <text:p text:style-name="P37"><text:span text:style-name="T45">(C) </text:span><text:span text:style-name="T51">We will divide n numbers among p processors. So now, each processor will add its own numbers and then finally in a binary tree manner, they will add their partial sums to get the final sum.</text:span></text:p>
      <text:p text:style-name="P37"><text:span text:style-name="T51"><text:tab/>Hence, the time complexity for the local sums will be O(n/p) and for the total sum will be O(log p). However, at each level of the tree, 20 units of time will be taken for communication between the cores and 1 unit for addition. Hence, we get 21*lop p. So,</text:span></text:p>
      <text:p text:style-name="P37"><text:span text:style-name="T51"/></text:p>
      <text:p text:style-name="P39"><text:span text:style-name="T48">T</text:span><text:span text:style-name="T71">parallel</text:span><text:span text:style-name="T48"> = n/p <text:s/>+ <text:s/>21*log p</text:span></text:p>
      <text:p text:style-name="P39"><text:span text:style-name="T48"/></text:p>
      <text:p text:style-name="P39"><text:span text:style-name="T48">S = T</text:span><text:span text:style-name="T71">serial </text:span><text:span text:style-name="T48">/ T</text:span><text:span text:style-name="T71">parallel</text:span><text:span text:style-name="T48"> = n / (n/p <text:s/>+ <text:s/>21*log p)</text:span></text:p>
      <text:p text:style-name="P39"><text:span text:style-name="T48"/></text:p>
      <text:p text:style-name="P39"><text:span text:style-name="T48">E = T</text:span><text:span text:style-name="T71">serial </text:span><text:span text:style-name="T48">/ p * T</text:span><text:span text:style-name="T71">parallel</text:span><text:span text:style-name="T48"> = n / (n <text:s/>+ <text:s/>21*p*log p)</text:span></text:p>
      <text:p text:style-name="P39"><text:span text:style-name="T48"/></text:p>
      <text:p text:style-name="P40"><text:span text:style-name="T48">Cost = </text:span><text:span text:style-name="T51">T</text:span><text:span text:style-name="T73">parallel</text:span><text:span text:style-name="T51"> = n <text:s/>+ <text:s/>21*</text:span><text:span text:style-name="T48">p*</text:span><text:span text:style-name="T51">log p</text:span></text:p>
      <text:p text:style-name="P40"><text:span text:style-name="T51"/></text:p>
      <text:p text:style-name="P40"><text:span text:style-name="T54"/></text:p>
      <text:p text:style-name="P40"><text:span text:style-name="T54">I</text:span><text:span text:style-name="T47">soefficiency function :-</text:span></text:p>
      <text:p text:style-name="P40"><text:span text:style-name="T47"/></text:p>
      <text:p text:style-name="P42"><text:span text:style-name="T47">T</text:span><text:span text:style-name="T70">0</text:span><text:span text:style-name="T47"> = </text:span><text:span text:style-name="T54">p * T</text:span><text:span text:style-name="T75">parallel</text:span><text:span text:style-name="T54"> - </text:span><text:span text:style-name="T47"><text:s/></text:span><text:span text:style-name="T54">T</text:span><text:span text:style-name="T75">serial </text:span></text:p>
      <text:p text:style-name="P43"><text:span text:style-name="T10"/></text:p>
      <text:p text:style-name="P43"><text:span text:style-name="T10">T</text:span><text:span text:style-name="T70">0</text:span><text:span text:style-name="T9"> = </text:span><text:span text:style-name="T10">21*</text:span><text:span text:style-name="T9">p*</text:span><text:span text:style-name="T10">log p</text:span></text:p>
      <text:p text:style-name="P44"><text:span text:style-name="T51"/></text:p>
      <text:p text:style-name="P44"><text:span text:style-name="T12">N</text:span><text:span text:style-name="T11">ow, W = (E/(E-1)) * </text:span><text:span text:style-name="T12">T</text:span><text:span text:style-name="T71">0</text:span></text:p>
      <text:p text:style-name="P44"><text:span text:style-name="T71"/></text:p>
      <text:p text:style-name="P44"><text:span text:style-name="T11">So, <text:s text:c="4"/>W = (E/(E-1)) * (</text:span><text:span text:style-name="T12">21 * </text:span><text:span text:style-name="T11">p * </text:span><text:span text:style-name="T12">log p</text:span><text:span text:style-name="T11">)</text:span></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27"><text:span text:style-name="T67">-------------------END OF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2" svg:font-family="FreeSans" style:font-family-generic="swiss"/>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4cm" fo:margin-right="1.5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09:25:19.209332143</meta:creation-date>
    <dc:date>2016-02-03T23:39:54.765099223</dc:date>
    <meta:editing-duration>PT2H34M50S</meta:editing-duration>
    <meta:editing-cycles>35</meta:editing-cycles>
    <meta:generator>LibreOffice/4.4.6.3$Linux_X86_64 LibreOffice_project/40m0$Build-3</meta:generator>
    <meta:document-statistic meta:table-count="1" meta:image-count="0" meta:object-count="0" meta:page-count="4" meta:paragraph-count="133" meta:word-count="1232" meta:character-count="6480" meta:non-whitespace-character-count="5229"/>
  </office:meta>
</office:document-meta>
</file>